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Normal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center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top" draw:auto-grow-height="false" fo:padding-top="0.23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cm" fo:min-width="12.349cm"/>
    </style:style>
    <style:style style:name="gr4" style:family="graphic" style:parent-style-name="standard">
      <style:graphic-properties draw:fill-color="#ffff99" draw:textarea-horizontal-align="justify" draw:textarea-vertical-align="top" draw:auto-grow-height="false" fo:padding-top="0.23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212cm" fo:min-width="6.7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5cm" fo:min-width="1.5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1.402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068cm" fo:min-width="4.043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12cm" fo:min-width="2.5cm"/>
    </style:style>
    <style:style style:name="gr11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12" style:family="graphic" style:parent-style-name="standard">
      <style:graphic-properties draw:stroke="dash" draw:stroke-dash="Ultrafine_20_Dashed" draw:fill-color="#ffff99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top" draw:auto-grow-height="false" fo:min-height="0.61cm" fo:min-width="3.901cm" fo:padding-top="0.2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79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5cm" fo:min-width="5.14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1.87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5.71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-color="#ffff99"/>
      <style:paragraph-properties fo:margin-left="0cm" fo:margin-right="0cm" fo:text-align="center" fo:text-indent="0cm"/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1pt" fo:font-weight="normal" style:font-size-asian="18pt" style:font-weight-asian="normal" style:font-size-complex="18pt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99"/>
      <style:paragraph-properties fo:text-align="center"/>
      <style:text-properties fo:font-size="11pt" fo:font-weight="normal" style:font-size-asian="18pt" style:font-weight-asian="normal" style:font-size-complex="18pt" style:font-weight-complex="normal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 draw:fill-color="#ffffff"/>
      <style:text-properties style:font-name="Liberation Mono" fo:font-size="9pt" fo:font-weight="normal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text-properties fo:font-size="11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style:font-name="Liberation Sans1"/>
    </style:style>
    <style:style style:name="P12" style:family="paragraph">
      <style:paragraph-properties fo:text-align="center"/>
      <style:text-properties fo:font-size="14pt"/>
    </style:style>
    <style:style style:name="P13" style:family="paragraph">
      <loext:graphic-properties draw:fill="none" draw:fill-color="#ffffff"/>
      <style:paragraph-properties fo:text-align="center"/>
      <style:text-properties style:font-name="Liberation Sans1" fo:font-size="14pt"/>
    </style:style>
    <style:style style:name="P14" style:family="paragraph">
      <style:paragraph-properties fo:text-align="start"/>
    </style:style>
    <style:style style:name="P15" style:family="paragraph">
      <style:paragraph-properties fo:text-align="center"/>
      <style:text-properties fo:font-size="11pt" style:font-size-asian="18pt" style:font-size-complex="18pt"/>
    </style:style>
    <style:style style:name="P16" style:family="paragraph">
      <loext:graphic-properties draw:fill-color="#ffff99"/>
      <style:paragraph-properties fo:text-align="center"/>
      <style:text-properties fo:font-size="11pt" style:font-size-asian="18pt" style:font-size-complex="18pt"/>
    </style:style>
    <style:style style:name="P17" style:family="paragraph">
      <style:paragraph-properties fo:text-align="center"/>
      <style:text-properties fo:font-size="9pt" style:font-size-asian="9pt" style:font-size-complex="9pt"/>
    </style:style>
    <style:style style:name="P18" style:family="paragraph">
      <loext:graphic-properties draw:fill-color="#ffff99"/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fo:font-size="11pt" fo:font-weight="normal" style:font-size-asian="18pt" style:font-weight-asian="normal" style:font-size-complex="18pt" style:font-weight-complex="normal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style:font-name="Liberation Mono" fo:font-size="9pt" fo:font-weight="normal" style:font-size-asian="10pt" style:font-weight-asian="bold" style:font-size-complex="10pt" style:font-weight-complex="bold"/>
    </style:style>
    <style:style style:name="T9" style:family="text">
      <style:text-properties fo:font-size="11pt" style:font-size-asian="18pt" style:font-size-complex="18pt"/>
    </style:style>
    <style:style style:name="T10" style:family="text">
      <style:text-properties style:font-name="Liberation Sans1" fo:font-weight="bold" style:font-weight-asian="bold" style:font-weight-complex="bold"/>
    </style:style>
    <style:style style:name="T11" style:family="text">
      <style:text-properties style:font-name="Liberation Sans1" fo:font-size="9pt" fo:font-weight="normal" style:font-size-asian="10pt" style:font-weight-asian="bold" style:font-size-complex="10pt" style:font-weight-complex="bold"/>
    </style:style>
    <style:style style:name="T12" style:family="text">
      <style:text-properties style:font-name="Liberation Sans1"/>
    </style:style>
    <style:style style:name="T13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4" style:family="text">
      <style:text-properties style:font-name="Liberation Sans1" fo:font-size="9pt" fo:font-style="italic" fo:font-weight="normal" style:font-size-asian="10pt" style:font-style-asian="italic" style:font-weight-asian="bold" style:font-size-complex="10pt" style:font-style-complex="italic" style:font-weight-complex="bold"/>
    </style:style>
    <style:style style:name="T15" style:family="text">
      <style:text-properties fo:font-size="9pt" fo:font-weight="bold" style:font-size-asian="9pt" style:font-weight-asian="bold" style:font-size-complex="9pt" style:font-weight-complex="bold"/>
    </style:style>
    <style:style style:name="T16" style:family="text">
      <style:text-properties style:font-name="Liberation Mono" fo:font-size="9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3" draw:layer="layout" svg:width="15.5cm" svg:height="4.4cm" svg:x="12.2cm" svg:y="7.6cm">
          <text:p text:style-name="P1"><text:span text:style-name="T1">Complete Maven site</text:span></text:p>
          <text:p text:style-name="P1"><text:span text:style-name="T2">https://maven.apache.org</text:span></text:p>
          <text:p text:style-name="P2"><text:span text:style-name="T2">= main site content</text:span></text:p>
          <text:p text:style-name="P2"><text:span text:style-name="T2"><text:tab/></text:span><text:span text:style-name="T2"><text:tab/></text:span><text:span text:style-name="T3">Composition by symbolic links created with Ant from components.links</text:span></text:p>
          <text:p text:style-name="P2"><text:span text:style-name="T2">+ components documentation (archives/LATEST + versions + current) <text:s text:c="26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3.9cm" svg:height="1.5cm" svg:x="1.5cm" svg:y="3.5cm">
          <text:p text:style-name="P4"><text:span text:style-name="T4">Main site source Git</text:span></text:p>
          <text:p text:style-name="P4"><text:span text:style-name="T5">maven-site.gi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6" draw:layer="layout" svg:width="14.684cm" svg:height="0.5cm" svg:x="6.316cm" svg:y="4cm">
          <text:p/>
          <draw:enhanced-geometry svg:viewBox="0 0 21600 21600" draw:text-areas="0 ?f0 ?f5 ?f2" draw:type="right-arrow" draw:modifiers="19768.7436159346 6251.497005988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7" draw:layer="layout" svg:width="5.93cm" svg:height="1.5cm" svg:x="22.07cm" svg:y="3.5cm">
          <text:p text:style-name="P4"><text:span text:style-name="T4">Site production svn</text:span></text:p>
          <text:p text:style-name="P4"><text:span text:style-name="T5">/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6" draw:layer="layout" svg:width="2.31cm" svg:height="0.5cm" draw:transform="rotate (1.5707963267949) translate (24.81cm 7.4cm)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8" draw:layer="layout" svg:width="8.431cm" svg:height="1.462cm" svg:x="7.8cm" svg:y="2.6cm">
          <draw:text-box>
            <text:p text:style-name="P4"><text:span text:style-name="T6">Jenkins</text:span></text:p>
            <text:p text:style-name="P4"><text:span text:style-name="T7">https://builds.apache.org/job/maven-box/job/maven-site/</text:span></text:p>
          </draw:text-box>
        </draw:frame>
        <draw:frame draw:style-name="gr7" draw:text-style-name="P9" draw:layer="layout" svg:width="2.026cm" svg:height="0.615cm" svg:x="3.437cm" svg:y="5.8cm">
          <draw:text-box>
            <text:p><text:span text:style-name="T8">mvn site</text:span></text:p>
          </draw:text-box>
        </draw:frame>
        <draw:frame draw:style-name="gr8" draw:text-style-name="P10" draw:layer="layout" svg:width="2.428cm" svg:height="1.115cm" svg:x="25.072cm" svg:y="5.701cm">
          <draw:text-box>
            <text:p><text:span text:style-name="T9">snvpubsub</text:span></text:p>
          </draw:text-box>
        </draw:frame>
        <draw:frame draw:style-name="gr9" draw:text-style-name="P11" draw:layer="layout" svg:width="4.543cm" svg:height="1.318cm" svg:x="1.057cm" svg:y="2.1cm">
          <draw:text-box>
            <text:p text:style-name="P4"><text:span text:style-name="T10">source edit</text:span><text:span text:style-name="T10"><text:line-break/></text:span><text:span text:style-name="T11">GitBox or GitHub</text:span></text:p>
          </draw:text-box>
        </draw:frame>
        <draw:frame draw:style-name="gr10" draw:text-style-name="P13" draw:layer="layout" svg:width="3cm" svg:height="0.962cm" svg:x="1.85cm" svg:y="4.838cm">
          <draw:text-box>
            <text:p text:style-name="P12"><text:span text:style-name="T12">local edit</text:span></text:p>
          </draw:text-box>
        </draw:frame>
        <draw:custom-shape draw:style-name="gr11" draw:text-style-name="P6" draw:layer="layout" svg:width="1cm" svg:height="0.5cm" draw:transform="rotate (1.5707963267949) translate (3.1cm 6.7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9" draw:layer="layout" svg:width="2.026cm" svg:height="0.615cm" svg:x="10.64cm" svg:y="4.5cm">
          <draw:text-box>
            <text:p><text:span text:style-name="T8">mvn site</text:span></text:p>
          </draw:text-box>
        </draw:frame>
        <draw:custom-shape draw:style-name="gr12" draw:text-style-name="P3" draw:layer="layout" svg:width="3.1cm" svg:height="1.2cm" svg:x="1.8cm" svg:y="6.8cm">
          <text:p text:style-name="P1"><text:span text:style-name="T2">Local main site</text:span></text:p>
          <text:p text:style-name="P1"><text:span text:style-name="T5">target/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draw:layer="layout" svg:width="4.4cm" svg:height="1.2cm" svg:x="1.2cm" svg:y="11cm">
          <text:p text:style-name="P4"><text:span text:style-name="T9">Component source scm</text:span></text:p>
          <text:p text:style-name="P14"><text:span text:style-name="T7">git :</text:span><text:span text:style-name="T7"><text:tab/></text:span><text:span text:style-name="T7">/yy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3" draw:layer="layout" svg:width="4.6cm" svg:height="1.5cm" svg:x="1.05cm" svg:y="13.95cm">
          <text:p text:style-name="P1"><text:span text:style-name="T2">Local component doc.</text:span></text:p>
          <text:p text:style-name="P1"><text:span text:style-name="T5">target/site</text:span></text:p>
          <text:p text:style-name="P1"><text:span text:style-name="T13">(multi-module) </text:span><text:span text:style-name="T5">target/stag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9" draw:layer="layout" svg:width="5.294cm" svg:height="1cm" svg:x="3.4cm" svg:y="12.344cm">
          <draw:text-box>
            <text:p><text:span text:style-name="T8">mvn -Preporting site</text:span></text:p>
            <text:p><text:span text:style-name="T14">(multi-module) </text:span><text:span text:style-name="T8">mvn site:stage</text:span></text:p>
          </draw:text-box>
        </draw:frame>
        <draw:custom-shape draw:style-name="gr5" draw:text-style-name="P6" draw:layer="layout" svg:width="5.5cm" svg:height="0.5cm" svg:x="5.9cm" svg:y="14.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9" draw:layer="layout" svg:width="5.646cm" svg:height="0.615cm" svg:x="5.817cm" svg:y="14.995cm">
          <draw:text-box>
            <text:p><text:span text:style-name="T8">mvn scm-publish:publish-scm</text:span></text:p>
          </draw:text-box>
        </draw:frame>
        <draw:custom-shape draw:style-name="gr4" draw:text-style-name="P16" draw:layer="layout" svg:width="7.58cm" svg:height="1.5cm" svg:x="11.56cm" svg:y="13.95cm">
          <text:p text:style-name="P4"><text:span text:style-name="T9">Component documentation staging svn</text:span></text:p>
          <text:p text:style-name="P4"><text:span text:style-name="T5">/components/xxx-archives/yyy</text:span><text:span text:style-name="T15">-LATES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6" draw:layer="layout" svg:width="1.6cm" svg:height="0.5cm" draw:transform="rotate (1.5707963267949) translate (3.1cm 13.8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3" draw:layer="layout" svg:width="6.6cm" svg:height="0.955cm" svg:x="12.5cm" svg:y="10.8cm">
          <text:p text:style-name="P1"><text:span text:style-name="T2">Component documentation staging</text:span></text:p>
          <text:p text:style-name="P1"><text:span text:style-name="T5">/xxx-archives/yyy</text:span><text:span text:style-name="T15">-LA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5.39cm" svg:height="1.455cm" svg:x="22.11cm" svg:y="10.3cm">
          <text:p text:style-name="P1"><text:span text:style-name="T2">Component documentation</text:span></text:p>
          <text:p text:style-name="P2"><text:span text:style-name="T5">/xxx-archives/yyy-</text:span><text:span text:style-name="T15">$version</text:span><text:span text:style-name="T5"> </text:span></text:p>
          <text:p text:style-name="P2"><text:span text:style-name="T5">/xxx/yy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.7cm" svg:height="0.5cm" draw:transform="rotate (1.5707963267949) translate (15.1cm 13.8cm)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0" draw:layer="layout" svg:width="2.382cm" svg:height="0.692cm" svg:x="15.462cm" svg:y="12.8cm">
          <draw:text-box>
            <text:p><text:span text:style-name="T9">snvpubsub</text:span></text:p>
          </draw:text-box>
        </draw:frame>
        <draw:custom-shape draw:style-name="gr5" draw:text-style-name="P6" draw:layer="layout" svg:width="2.23cm" svg:height="0.5cm" svg:x="19.47cm" svg:y="14.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6" draw:layer="layout" svg:width="5.93cm" svg:height="1.8cm" svg:x="22.07cm" svg:y="13.8cm">
          <text:p text:style-name="P4"><text:span text:style-name="T9">Component documentation svn</text:span></text:p>
          <text:p text:style-name="P4"><text:span text:style-name="T5">/components/xxx-archives/yyy-</text:span><text:span text:style-name="T15">$version</text:span></text:p>
          <text:p text:style-name="P4"><text:span text:style-name="T5">/components/xxx/yyy <text:s text:c="29"/>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7" draw:text-style-name="P9" draw:layer="layout" svg:width="6.217cm" svg:height="1.343cm" svg:x="17.355cm" svg:y="15.589cm">
          <draw:text-box>
            <text:p><text:span text:style-name="T8">svn cp ...-LATEST ...-</text:span><text:span text:style-name="T16">$version</text:span></text:p>
            <text:p><text:span text:style-name="T8">svn rm /yyy</text:span></text:p>
            <text:p><text:span text:style-name="T8">svn cp ...-</text:span><text:span text:style-name="T16">$version</text:span><text:span text:style-name="T8"> /yyy</text:span></text:p>
          </draw:text-box>
        </draw:frame>
        <draw:custom-shape draw:style-name="gr2" draw:text-style-name="P17" draw:layer="layout" svg:width="7.6cm" svg:height="1.9cm" svg:x="1.3cm" svg:y="17.2cm">
          <text:p text:style-name="P4"><text:span text:style-name="T7">Source SCM</text:span></text:p>
          <text:p text:style-name="P14"><text:span text:style-name="T7">https://gitbox.apache.org/repos/asf/maven*.git</text:span></text:p>
          <text:p text:style-name="P14"><text:span text:style-name="T7">https://github.com/apache/maven*.gi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18" draw:layer="layout" svg:width="11.4cm" svg:height="1.8cm" svg:x="16.5cm" svg:y="17.2cm">
          <text:p text:style-name="P4"><text:span text:style-name="T7">HTML svn (for svnpubsub)</text:span></text:p>
          <text:p text:style-name="P14"><text:span text:style-name="T7">https://svn.apache.org/repos/asf</text:span><text:span text:style-name="T5">/</text:span><text:span text:style-name="T5">maven/website/content</text:span></text:p>
          <text:p text:style-name="P14"><text:span text:style-name="T7">https://svn.apache.org/repos/asf</text:span><text:span text:style-name="T5">/</text:span><text:span text:style-name="T5">maven/website/componen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3" draw:layer="layout" svg:width="4cm" svg:height="0.955cm" svg:x="23.4cm" svg:y="7.945cm">
          <text:p text:style-name="P1"><text:span text:style-name="T2">Main site content</text:span></text:p>
          <text:p text:style-name="P1"><text:span text:style-name="T5">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.6cm" svg:height="0.5cm" draw:transform="rotate (1.5707963267949) translate (24.461cm 13.7cm)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0" draw:layer="layout" svg:width="2.382cm" svg:height="0.692cm" svg:x="24.823cm" svg:y="12.7cm">
          <draw:text-box>
            <text:p><text:span text:style-name="T9">snvpubsu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Normal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8-28T13:35:14</meta:creation-date>
    <dc:date>2018-05-01T05:40:23.849410009</dc:date>
    <meta:editing-duration>PT13H59M37S</meta:editing-duration>
    <meta:editing-cycles>21</meta:editing-cycles>
    <meta:generator>LibreOffice/5.4.6.2$Linux_X86_64 LibreOffice_project/40m0$Build-2</meta:generator>
    <meta:document-statistic meta:object-count="32"/>
  </office:meta>
</office:document-meta>
</file>